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9f48" officeooo:paragraph-rsid="00129f48"/>
    </style:style>
    <style:style style:name="P2" style:family="paragraph" style:parent-style-name="Standard">
      <style:text-properties officeooo:rsid="00167e11" officeooo:paragraph-rsid="00167e11" fo:background-color="#00ff66"/>
    </style:style>
    <style:style style:name="P3" style:family="paragraph" style:parent-style-name="Standard">
      <style:text-properties officeooo:rsid="002088a9" officeooo:paragraph-rsid="002088a9" fo:background-color="#00ff66"/>
    </style:style>
    <style:style style:name="P4" style:family="paragraph" style:parent-style-name="Standard">
      <style:text-properties officeooo:rsid="002a6971" officeooo:paragraph-rsid="002a6971" fo:background-color="#00ff66"/>
    </style:style>
    <style:style style:name="P5" style:family="paragraph" style:parent-style-name="Standard">
      <style:text-properties officeooo:rsid="00167e11" officeooo:paragraph-rsid="00167e11"/>
    </style:style>
    <style:style style:name="P6" style:family="paragraph" style:parent-style-name="Standard">
      <style:text-properties officeooo:rsid="00167e11" officeooo:paragraph-rsid="00167e11" fo:background-color="transparent"/>
    </style:style>
    <style:style style:name="P7" style:family="paragraph" style:parent-style-name="Standard">
      <style:text-properties officeooo:rsid="001916a9" officeooo:paragraph-rsid="001916a9"/>
    </style:style>
    <style:style style:name="P8" style:family="paragraph" style:parent-style-name="Standard">
      <style:text-properties officeooo:rsid="002008e3" officeooo:paragraph-rsid="002008e3" fo:background-color="#ffffff"/>
    </style:style>
    <style:style style:name="P9" style:family="paragraph" style:parent-style-name="Standard">
      <style:text-properties fo:color="#000000" officeooo:rsid="001c2173" officeooo:paragraph-rsid="001c2173" fo:background-color="#ffffff"/>
    </style:style>
    <style:style style:name="P10" style:family="paragraph" style:parent-style-name="Standard">
      <style:text-properties fo:color="#000000" officeooo:rsid="002316c2" officeooo:paragraph-rsid="002316c2" fo:background-color="#ffffff"/>
    </style:style>
    <style:style style:name="P11" style:family="paragraph" style:parent-style-name="Standard">
      <style:text-properties fo:color="#000000" officeooo:rsid="00243dd9" officeooo:paragraph-rsid="00243dd9" fo:background-color="#ffffff"/>
    </style:style>
    <style:style style:name="P12" style:family="paragraph" style:parent-style-name="Standard">
      <style:text-properties fo:color="#000000" officeooo:rsid="002561ae" officeooo:paragraph-rsid="002561ae" fo:background-color="#ffffff"/>
    </style:style>
    <style:style style:name="P13" style:family="paragraph" style:parent-style-name="Standard">
      <style:text-properties fo:color="#000000" officeooo:rsid="0026a93d" officeooo:paragraph-rsid="0026a93d" fo:background-color="#ffffff"/>
    </style:style>
    <style:style style:name="P14" style:family="paragraph" style:parent-style-name="Standard">
      <style:text-properties fo:color="#000000" officeooo:rsid="00278eb7" officeooo:paragraph-rsid="00278eb7" fo:background-color="#ffffff"/>
    </style:style>
    <style:style style:name="P15" style:family="paragraph" style:parent-style-name="Standard">
      <style:text-properties fo:color="#000000" officeooo:rsid="002945ee" officeooo:paragraph-rsid="002945ee" fo:background-color="#ffffff"/>
    </style:style>
    <style:style style:name="P16" style:family="paragraph" style:parent-style-name="Standard">
      <style:text-properties fo:color="#000000" officeooo:rsid="002a6971" officeooo:paragraph-rsid="002a6971" fo:background-color="#ffffff"/>
    </style:style>
    <style:style style:name="P17" style:family="paragraph" style:parent-style-name="Standard">
      <style:text-properties fo:color="#000000" officeooo:rsid="002b1001" officeooo:paragraph-rsid="002b1001" fo:background-color="#ffff00"/>
    </style:style>
    <style:style style:name="P18" style:family="paragraph" style:parent-style-name="Standard">
      <style:text-properties fo:color="#000000" officeooo:rsid="002b8ef7" officeooo:paragraph-rsid="002b8ef7" fo:background-color="#ffff00"/>
    </style:style>
    <style:style style:name="P19" style:family="paragraph" style:parent-style-name="Standard">
      <style:text-properties fo:color="#000000" officeooo:rsid="002d4ed6" officeooo:paragraph-rsid="002b8ef7" fo:background-color="#ffff00"/>
    </style:style>
    <style:style style:name="P20" style:family="paragraph" style:parent-style-name="Standard">
      <style:text-properties officeooo:rsid="001d11e1" officeooo:paragraph-rsid="001d11e1"/>
    </style:style>
    <style:style style:name="P21" style:family="paragraph" style:parent-style-name="Standard" style:list-style-name="L1">
      <style:text-properties officeooo:rsid="00129f48" officeooo:paragraph-rsid="00129f48" fo:background-color="#ff0000"/>
    </style:style>
    <style:style style:name="P22" style:family="paragraph" style:parent-style-name="Standard" style:list-style-name="L1">
      <style:text-properties officeooo:rsid="00129f48" officeooo:paragraph-rsid="00129f48" fo:background-color="#00ff66"/>
    </style:style>
    <style:style style:name="P23" style:family="paragraph" style:parent-style-name="Standard" style:list-style-name="L3">
      <style:text-properties officeooo:rsid="00167e11" officeooo:paragraph-rsid="00167e11" fo:background-color="#00ff66"/>
    </style:style>
    <style:style style:name="P24" style:family="paragraph" style:parent-style-name="Standard" style:list-style-name="L2">
      <style:text-properties officeooo:rsid="00129f48" officeooo:paragraph-rsid="00129f48"/>
    </style:style>
    <style:style style:name="P25" style:family="paragraph" style:parent-style-name="Standard" style:list-style-name="L2">
      <style:text-properties officeooo:rsid="00167e11" officeooo:paragraph-rsid="00167e11"/>
    </style:style>
    <style:style style:name="P26" style:family="paragraph" style:parent-style-name="Standard" style:list-style-name="L3">
      <style:text-properties officeooo:rsid="00167e11" officeooo:paragraph-rsid="00167e11"/>
    </style:style>
    <style:style style:name="P27" style:family="paragraph" style:parent-style-name="Standard" style:list-style-name="L2">
      <style:text-properties officeooo:rsid="001916a9" officeooo:paragraph-rsid="001916a9"/>
    </style:style>
    <style:style style:name="P28" style:family="paragraph" style:parent-style-name="Standard" style:list-style-name="L3">
      <style:text-properties officeooo:rsid="001916a9" officeooo:paragraph-rsid="001916a9"/>
    </style:style>
    <style:style style:name="P29" style:family="paragraph" style:parent-style-name="Standard" style:list-style-name="L2">
      <style:text-properties officeooo:rsid="001c2173" officeooo:paragraph-rsid="001c2173"/>
    </style:style>
    <style:style style:name="P30" style:family="paragraph" style:parent-style-name="Standard" style:list-style-name="L3">
      <style:text-properties officeooo:rsid="001916a9" officeooo:paragraph-rsid="001916a9" fo:background-color="#ffffff"/>
    </style:style>
    <style:style style:name="P31" style:family="paragraph" style:parent-style-name="Standard" style:list-style-name="L3">
      <style:text-properties officeooo:rsid="001ae83b" officeooo:paragraph-rsid="001ae83b" fo:background-color="#ffffff"/>
    </style:style>
    <style:style style:name="P32" style:family="paragraph" style:parent-style-name="Standard" style:list-style-name="L4">
      <style:text-properties fo:color="#000000" officeooo:rsid="00167e11" officeooo:paragraph-rsid="00167e11" fo:background-color="transparent"/>
    </style:style>
    <style:style style:name="P33" style:family="paragraph" style:parent-style-name="Standard" style:list-style-name="L4">
      <style:text-properties fo:color="#000000" officeooo:rsid="001852a3" officeooo:paragraph-rsid="001852a3" fo:background-color="transparent"/>
    </style:style>
    <style:style style:name="P34" style:family="paragraph" style:parent-style-name="Standard" style:list-style-name="L4">
      <style:text-properties fo:color="#000000" officeooo:rsid="001916a9" officeooo:paragraph-rsid="001916a9" fo:background-color="transparent"/>
    </style:style>
    <style:style style:name="P35" style:family="paragraph" style:parent-style-name="Standard">
      <style:text-properties fo:color="#000000" officeooo:rsid="002f2876" officeooo:paragraph-rsid="002f2876" fo:background-color="transparent"/>
    </style:style>
    <style:style style:name="P36" style:family="paragraph" style:parent-style-name="Standard" style:list-style-name="L5">
      <style:text-properties fo:color="#000000" officeooo:rsid="002f2876" officeooo:paragraph-rsid="002f2876" fo:background-color="transparent"/>
    </style:style>
    <style:style style:name="P37" style:family="paragraph" style:parent-style-name="Standard" style:list-style-name="L5">
      <style:text-properties fo:color="#000000" officeooo:rsid="0030c746" officeooo:paragraph-rsid="0030c746" fo:background-color="transparent"/>
    </style:style>
    <style:style style:name="P38" style:family="paragraph" style:parent-style-name="Standard" style:list-style-name="L4">
      <style:text-properties fo:color="#000000" officeooo:rsid="001916a9" officeooo:paragraph-rsid="001916a9" fo:background-color="#ffffff"/>
    </style:style>
    <style:style style:name="P39" style:family="paragraph" style:parent-style-name="Standard" style:list-style-name="L4">
      <style:text-properties fo:color="#000000" officeooo:rsid="001c2173" officeooo:paragraph-rsid="001c2173" fo:background-color="#ffffff"/>
    </style:style>
    <style:style style:name="P40" style:family="paragraph" style:parent-style-name="Standard">
      <style:text-properties fo:color="#000000" officeooo:rsid="002d4ed6" officeooo:paragraph-rsid="002b8ef7" fo:background-color="#ffff00"/>
    </style:style>
    <style:style style:name="T1" style:family="text">
      <style:text-properties officeooo:rsid="001800a7"/>
    </style:style>
    <style:style style:name="T2" style:family="text">
      <style:text-properties officeooo:rsid="002088a9"/>
    </style:style>
    <style:style style:name="T3" style:family="text">
      <style:text-properties officeooo:rsid="00222476"/>
    </style:style>
    <style:style style:name="T4" style:family="text">
      <style:text-properties fo:background-color="#66ff66" loext:char-shading-value="0"/>
    </style:style>
    <style:style style:name="T5" style:family="text">
      <style:text-properties officeooo:rsid="00294f6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al Health Care and Factors to Consider</text:p>
      <text:p text:style-name="P1"/>
      <text:p text:style-name="P1">Practical Issues</text:p>
      <text:list xml:id="list416466197284326806" text:style-name="L1">
        <text:list-item>
          <text:p text:style-name="P21">Study most likely to be done on Psych 1000 population</text:p>
          <text:list>
            <text:list-item>
              <text:p text:style-name="P21">Challenge is to make sure it has external validity</text:p>
            </text:list-item>
          </text:list>
        </text:list-item>
        <text:list-item>
          <text:p text:style-name="P22">Alternatively: See if we can survey physicians at MU</text:p>
          <text:list>
            <text:list-item>
              <text:p text:style-name="P22">Challenges are multifold</text:p>
              <text:list>
                <text:list-item>
                  <text:p text:style-name="P22">Involves lots of legwork</text:p>
                </text:list-item>
                <text:list-item>
                  <text:p text:style-name="P22">Difficult to get physician time and attention</text:p>
                </text:list-item>
                <text:list-item>
                  <text:p text:style-name="P22">Not free, or cheap</text:p>
                </text:list-item>
              </text:list>
            </text:list-item>
          </text:list>
        </text:list-item>
      </text:list>
      <text:p text:style-name="P1"/>
      <text:p text:style-name="P1">Personal Level</text:p>
      <text:list xml:id="list7724702450994966742" text:style-name="L2">
        <text:list-item>
          <text:p text:style-name="P24">How does the US healthcare cost compare to quality of care? (known information)</text:p>
          <text:list>
            <text:list-item>
              <text:p text:style-name="P24">How has the quality of care balanced against marginal tax rate?</text:p>
            </text:list-item>
          </text:list>
        </text:list-item>
        <text:list-item>
          <text:p text:style-name="P25">Differing ways of presenting benefits of universal healthcare? </text:p>
          <text:list>
            <text:list-item>
              <text:p text:style-name="P25">Cost and benefit at population level, cost and benefit per capita, cost and benefit per individual, etc.</text:p>
            </text:list-item>
          </text:list>
        </text:list-item>
        <text:list-item>
          <text:p text:style-name="P25">What are the perceptions of the current availability of healthcare?</text:p>
          <text:list>
            <text:list-item>
              <text:p text:style-name="P25">Compare and contrast b/w private and universal systems</text:p>
            </text:list-item>
            <text:list-item>
              <text:p text:style-name="P25">Can we compare perceived availability with actual availability/usage statistics?</text:p>
            </text:list-item>
          </text:list>
        </text:list-item>
        <text:list-item>
          <text:p text:style-name="P25">Do patients care what doctors think about UHC? Nurses?</text:p>
          <text:list>
            <text:list-item>
              <text:p text:style-name="P25">What if demographic information is matching, insofar as it can change the patient’s perception of healthcare?</text:p>
            </text:list-item>
          </text:list>
        </text:list-item>
        <text:list-item>
          <text:p text:style-name="P27">How does implementation of UHC affect patient demand and general patient quality of care?</text:p>
          <text:list>
            <text:list-item>
              <text:p text:style-name="P27">Overtreatment is more actively prevented (is this good..? do people perceive otherwise?)</text:p>
            </text:list-item>
            <text:list-item>
              <text:p text:style-name="P27">Preventative care vs Treatment care</text:p>
            </text:list-item>
          </text:list>
        </text:list-item>
        <text:list-item>
          <text:p text:style-name="P29">Do people who can outprice UHC anyways believe that the quality of care is low or poor?</text:p>
        </text:list-item>
      </text:list>
      <text:p text:style-name="P7"/>
      <text:p text:style-name="P20">Challenge: People will tell me things, but political ideology overrides interventions – it’s a hat that people wear on top of their actual feelings</text:p>
      <text:p text:style-name="P20"/>
      <text:p text:style-name="P20">Attitude that is – anti welfare/anti anything: can’t change anything by plainly presenting facts</text:p>
      <text:p text:style-name="P20">People are resistant to changes in belief – How has it changed in America? People meet and know gay people. </text:p>
      <text:p text:style-name="P7"/>
      <text:p text:style-name="P20">Narratives could be more effective… but are the narratives being aimed at people who work and are affected?</text:p>
      <text:p text:style-name="P7"/>
      <text:p text:style-name="P20">Do people defer to experts opinionwise? People might not believe physicans are experts in UHC.</text:p>
      <text:p text:style-name="P5"/>
      <text:p text:style-name="P5">Provider Level</text:p>
      <text:list xml:id="list9171610139444568299" text:style-name="L3">
        <text:list-item>
          <text:p text:style-name="P26">Conversely, how do health-care workers feel about UHC (hasn’t been examined recently)</text:p>
          <text:list>
            <text:list-item>
              <text:p text:style-name="P28">Extend racial prejudice work into health providers? (too hot button??)</text:p>
            </text:list-item>
            <text:list-item>
              <text:p text:style-name="P23">Is there an effect of levels of education or specialty in the UHC and the level of support for healthcare? (Doctors &gt; Students &gt; Nurses &gt; Technicians &gt; etc. ?)</text:p>
            </text:list-item>
            <text:list-item>
              <text:p text:style-name="P23">What are the specific concerns that health-workers have regarding UHC, either for or against it?</text:p>
              <text:list>
                <text:list-item>
                  <text:p text:style-name="P23"><text:soft-page-break/>e.g. Freedom to see patients, Second opinions, Losing “options” (both patient and provider), Decrease in preventative care, etc.</text:p>
                </text:list-item>
                <text:list-item>
                  <text:p text:style-name="P30">“Free Riding” problem?</text:p>
                </text:list-item>
              </text:list>
            </text:list-item>
          </text:list>
        </text:list-item>
        <text:list-item>
          <text:p text:style-name="P30">Concerns about growing urban/rural split in care, exacerbated by implementation of UHC</text:p>
          <text:list>
            <text:list-item>
              <text:p text:style-name="P30">If people don’t like working in the univ. system, there are still likely private practices they could work in (even in other countries), so perhaps they would just leave?</text:p>
            </text:list-item>
          </text:list>
        </text:list-item>
        <text:list-item>
          <text:p text:style-name="P31">Heath policy being ‘Political’ rather than ‘Health’ focused</text:p>
          <text:list>
            <text:list-item>
              <text:p text:style-name="P31">Almost an intractable issue in the US, how to separate?</text:p>
            </text:list-item>
          </text:list>
        </text:list-item>
      </text:list>
      <text:p text:style-name="P2"/>
      <text:p text:style-name="P8">What racism scales make sense to use? Modern racism scale is a bit heavy handed (not much variability in college students). Since it’s unsubtle, it’ll be hard to get access to, we could do the IAT, but it’d be difficult to get the data from it, <text:span text:style-name="T2">because you would have to go into the lab.</text:span></text:p>
      <text:p text:style-name="P2"/>
      <text:p text:style-name="P3">PA’s, Speech Pathologists, Physical Therapists, Nurses, Radiological Technicians in the School of health professions <text:span text:style-name="T3">(Broad array of health professions)</text:span>. Interesting to see what people of other types of education have looked at. Specifically, what are the individual differences that predict attitudes towards individual healthcare. Maybe laura scherers minimizer-maximizer scale. <text:span text:style-name="T3">What incentive can I give or get? Note, be CAREFUL for interpretation insofar as SES and other things are different b/w the different health professions.</text:span></text:p>
      <text:p text:style-name="P2"/>
      <text:p text:style-name="P4">Victoria – Knows people in each of these groups aforementioned to give out data. Talk to the IRB about if I can use my own money for incentives</text:p>
      <text:p text:style-name="P2"/>
      <text:p text:style-name="P6">Practical Issues</text:p>
      <text:list xml:id="list1174582049348022069" text:style-name="L4">
        <text:list-item>
          <text:p text:style-name="P32">Who <text:span text:style-name="T1">makes the decisions on whether UHC moves forward?</text:span></text:p>
          <text:list>
            <text:list-item>
              <text:p text:style-name="P33">These are the people to target with an intervention</text:p>
            </text:list-item>
            <text:list-item>
              <text:p text:style-name="P33">Ostensibly policymakers, perhaps healthcare workers</text:p>
            </text:list-item>
          </text:list>
        </text:list-item>
        <text:list-item>
          <text:p text:style-name="P33">Who does UHC affect the most?</text:p>
          <text:list>
            <text:list-item>
              <text:p text:style-name="P33">Un/Underinsured individuals, Healthcare workers?</text:p>
            </text:list-item>
          </text:list>
        </text:list-item>
        <text:list-item>
          <text:p text:style-name="P34">Economic Evaluation – Who Decides who gets what care and why?</text:p>
          <text:list>
            <text:list-item>
              <text:p text:style-name="P34">Conflict between ‘bang for buck’ vs ‘health maximization’</text:p>
            </text:list-item>
            <text:list-item>
              <text:p text:style-name="P34">More tension between overtreatment and undertreatment</text:p>
              <text:list>
                <text:list-item>
                  <text:p text:style-name="P34">Potentially see how healthcare workers see it? Unlikely for them to have economic training (would numeracy/graph literacy be a comparable predictor though?)</text:p>
                </text:list-item>
                <text:list-item>
                  <text:p text:style-name="P38">‘Some people think that utility is subjective, but we are currently using no evidence which means it is even more subjective’</text:p>
                </text:list-item>
                <text:list-item>
                  <text:p text:style-name="P38">People reluctant to deny individual patient treatment based on ‘abstract rationales’ determined by ‘society’s interest’ derived from EE (identifiable victim effect)</text:p>
                  <text:list>
                    <text:list-item>
                      <text:p text:style-name="P38">Unless the rationale is explained clearly?</text:p>
                    </text:list-item>
                    <text:list-item>
                      <text:p text:style-name="P39">Perhaps frame it as a ‘Triage’ system?</text:p>
                    </text:list-item>
                  </text:list>
                </text:list-item>
              </text:list>
            </text:list-item>
          </text:list>
        </text:list-item>
      </text:list>
      <text:p text:style-name="P9"/>
      <text:p text:style-name="P10"><text:span text:style-name="T4">Economic Evaluation has not been examined in our current context – Are people in favor of it in our current system? If so, it indicates the likelihood that someone will support UHC because EE is a key element of UHC.</text:span> </text:p>
      <text:p text:style-name="P10"/>
      <text:p text:style-name="P11">Difficulty of access to sample – Snowball sampling, since this isn’t the case it isn’t that useful…? Insofar as it biases the sample. </text:p>
      <text:p text:style-name="P11"><text:soft-page-break/></text:p>
      <text:p text:style-name="P12">Framing things matters – How to give a clear and concise descriptor for EE and UHC</text:p>
      <text:p text:style-name="P13">What are peoples naive definitions of UHC? EE? Is it better to ask what people think of it, alternatively, what if we just GIVE a definition for the material?</text:p>
      <text:p text:style-name="P13"/>
      <text:p text:style-name="P14">Should we view it in a political perspective? What about a ‘realistic’ system that is focused on health outcomes instead?</text:p>
      <text:p text:style-name="P14"/>
      <text:p text:style-name="P15">What about Medicare… There are limits and budgets built into it and what is the mechanism they use t<text:span text:style-name="T5">o</text:span> reimburse? Is it based off of EE? What is the evidence it is based on if not?</text:p>
      <text:p text:style-name="P15"/>
      <text:p text:style-name="P16">What language do I use while writing out? Rationing… Death Panels… etc?</text:p>
      <text:p text:style-name="P16"/>
      <text:p text:style-name="P16">“Rationing has to exist, but all people should have access to care that is evidence based”</text:p>
      <text:p text:style-name="P16"/>
      <text:p text:style-name="P17">EE – canadian literature</text:p>
      <text:p text:style-name="P17"/>
      <text:p text:style-name="P17">Literature of individual differences in physicians</text:p>
      <text:p text:style-name="P17"/>
      <text:p text:style-name="P17">Get your research question (1 or 2), and then see if you can use it to paint a story</text:p>
      <text:p text:style-name="P17"/>
      <text:p text:style-name="P18">Draft items for the survey!</text:p>
      <text:p text:style-name="P18"/>
      <text:p text:style-name="P18">Have it ready for next meeting late March</text:p>
      <text:p text:style-name="P19"/>
      <text:p text:style-name="P19"/>
      <text:p text:style-name="P35">Reading and support for UHC and Comparative Effectiveness Research</text:p>
      <text:list xml:id="list1721375804029669462" text:style-name="L5">
        <text:list-item>
          <text:p text:style-name="P36">Additional notes – What is the ‘specific package’ of healthcare that a UHC system should comprise?</text:p>
          <text:list>
            <text:list-item>
              <text:p text:style-name="P37">See if we can look at it through a ‘ranked choice’ algorithm, or is it better to have a in-group and out-group analysis?</text:p>
            </text:list-item>
            <text:list-item>
              <text:p text:style-name="P36">Furthermore, how does this interact with the research we have and know regarding individuals supporting and recommending their own work in the current medical practice</text:p>
            </text:list-item>
            <text:list-item>
              <text:p text:style-name="P36">We predict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12:47:53.578270453</meta:creation-date>
    <dc:date>2019-04-03T09:39:34.864897272</dc:date>
    <meta:editing-duration>PT9H28M19S</meta:editing-duration>
    <meta:editing-cycles>24</meta:editing-cycles>
    <meta:generator>LibreOffice/5.1.6.2$Linux_X86_64 LibreOffice_project/10m0$Build-2</meta:generator>
    <meta:document-statistic meta:table-count="0" meta:image-count="0" meta:object-count="0" meta:page-count="3" meta:paragraph-count="74" meta:word-count="1086" meta:character-count="6504" meta:non-whitespace-character-count="5524"/>
  </office:meta>
</office:document-meta>
</file>